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4" text:outline-level="4"><text:bookmark-start text:name="thesis-iv-the-monster-dwells-at-the-gates-of-difference"/>Thesis IV: The Monster Dwells at the Gates of Difference<text:bookmark-end text:name="thesis-iv-the-monster-dwells-at-the-gates-of-difference"/></text:h>
      <text:p text:style-name="First_20_paragraph">The monster is difference made flesh, come to dwell among us. In its function as dialectical Other or third-term supplement, the monster is an incorporation of the Outside, the Beyond—of all those loci that are rhetorically placed as distant and distinct but originate Within. Any kind of alterity can be inscribed across (constructed through) the monstrous body, but for the most part monstrous difference tends to be cultural, political, racial, economic, sexual. The exaggeration of cultural difference into monstrous aberration is familiar enough. The most famous distortion occurs in the Bible, where the aboriginal inhabitants of Canaan are envisioned as menacing giants to justify the Hebrew colonization of the Promised Land (Numbers 13). Representing an anterior culture as monstrous justifies its displacement 8 jeffrey Jerome Cohen or extermination by rendering the act heroic. In medieval France the chansons de geste celebrated the crusades by transforming Muslims into demonic caricatures whose menacing lack of humanity was readable from their bestial attributes; by culturally glossing “Saracens” as “monstra,” propagandists rendered rhetorically admissible the annexation of the East by the West. This representational project was part of a whole dictionary of strategic glosses in which “monstra” slipped into significations of the feminine and the hypermasculine. A recent newspaper article on Yugoslavia reminds us how persistent these divisive mythologies can be, and how they can endure divorced from any grounding in historical reality:</text:p>
      <text:p text:style-name="P1">A Bosnian Serb militiaman, hitchhiking to Sarajevo, tells a reporter in all earnestness that the Muslims are feeding Serbian children to the animals in the zoo. The story is nonsense. There aren’t any animals left alive in the Sarajevo zoo. But the militiaman is convinced and can recall all the wrongs that Muslims may or may not have perpetrated during their 500 years of rule.<text:note text:id="ftn0" text:note-class="footnote"><text:note-citation>1</text:note-citation><text:note-body><text:p text:style-name="Footnote">H. D. S. Greenway, “Adversaries Create Devils of Each Other,” <text:span text:style-name="T1">Boston Globe,</text:span> December 15, 1992, 1.</text:p></text:note-body></text:note></text:p>
      <text:p text:style-name="First_20_paragraph">In the United States, Native Americans were presented as unredeemable savages so that the powerful political machine of Manifest Destiny could push westward with disregard. Scattered throughout Europe by the Diaspora and steadfastly refusing assimilation into Christian society, Jews have been perennial favorites for xenophobic misrepresentation, for here was an alien culture living, working, and even at times prospering within vast communities dedicated to becoming homogeneous and monolithic. The Middle Ages accused the Jews of crimes ranging from the bringing of the plague to bleeding Christian children to make their Passover meal. Nazi Germany simply brought these ancient traditions of hate to their conclusion, inventing a Final Solution that differed from earlier persecutions only in its technological efficiency. Political or ideological difference is as much a catalyst to monstrous representation on a micro level as cultural alterity in the macrocosm. A political figure suddenly out of favor is transformed like an unwilling participant in a science experiment by the appointed historians of the replacement regime: “monstrous history” is rife with sudden, Ovidian metamorphoses, from Vlad Tepes to Ronald Reagan. The most illustrious of these propaganda-bred demons is the English king Richard III, whom Thomas More famously described as “little of stature, ill fetured of limmes, croke backed, his left shoulder much higher then his right, hard fauoured of visage. … hee came into the worlde with feete forward, … also not vntothed.”<text:note text:id="ftn1" text:note-class="footnote"><text:note-citation>2</text:note-citation><text:note-body><text:p text:style-name="Footnote">Thomas More, <text:span text:style-name="T1">The Yale Edition of the Complete Works of Thomas More,</text:span> vol. 2, <text:span text:style-name="T1">The History of King Richard III,</text:span> ed. Richard S. Sylvester (New Haven, Conn.: Yale University Press, 1963), 7.</text:p></text:note-body></text:note> From birth, More declares, Richard was a monster, “his deformed body a readable text”<text:note text:id="ftn2" text:note-class="footnote"><text:note-citation>3</text:note-citation><text:note-body><text:p text:style-name="Footnote">Marjorie Garber, <text:span text:style-name="T1">Shakespeare’s Ghost Writers: Literature as Uncanny Causality</text:span> (New York: Routledge, Chapman &amp; Hall, 1988), 30. My discussion of Richard is indebted to Marjorie Garber’s provocative work.</text:p></text:note-body></text:note> on which was inscribed his deviant morality (indistinguishable from an incorrect political orientation).</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